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8.561cm" style:use-optimal-column-width="false"/>
    </style:style>
    <style:style style:name="co2" style:family="table-column">
      <style:table-column-properties style:column-width="63.84cm" style:use-optimal-column-width="false"/>
    </style:style>
    <style:style style:name="co3" style:family="table-column">
      <style:table-column-properties style:column-width="7.126cm" style:use-optimal-column-width="false"/>
    </style:style>
    <style:style style:name="co4" style:family="table-column">
      <style:table-column-properties style:column-width="127.553cm" style:use-optimal-column-width="false"/>
    </style:style>
    <style:style style:name="co5" style:family="table-column">
      <style:table-column-properties style:column-width="122.791cm" style:use-optimal-column-width="false"/>
    </style:style>
    <style:style style:name="ro1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3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4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text-align="justify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fo:text-align="end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6" style:family="paragraph">
      <style:paragraph-properties fo:margin-left="1.5cm" fo:margin-right="1.5cm" fo:margin-top="1.5cm" fo:margin-bottom="1.5cm" fo:text-align="end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T3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5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79.87cm" svg:height="256.82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اللہ کا دین بچانے،</text:span><text:span text:style-name="T1"><text:line-break/></text:span><text:span text:style-name="T1">آیا ہے رن میں نبھانے ،بابا کا وعدہ</text:span><text:span text:style-name="T1"><text:line-break/></text:span><text:span text:style-name="T1">قاسم شہزادہ</text:span></text:p>
              </table:table-cell>
              <table:table-cell>
                <text:p text:style-name="P1"><text:span text:style-name="T1">شہزادہ شہزادہ میرا قاسم شہزادہ</text:span></text:p>
              </table:table-cell>
              <table:table-cell table:style-name="ce2"/>
              <table:table-cell table:style-name="ce3">
                <text:p text:style-name="P2"><text:span text:style-name="T2">Shehzada Shehzada, mera Qasim Shehzada</text:span></text:p>
              </table:table-cell>
              <table:table-cell table:style-name="ce4">
                <text:p text:style-name="P3"><text:span text:style-name="T3">Allah ka deen bachane,</text:span><text:span text:style-name="T3"><text:line-break/></text:span><text:span text:style-name="T3">Aaya hai ran mein nibhane, baba ka wada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ہے اس کی جوانی، شبر کی جوانی</text:span><text:span text:style-name="T4"><text:line-break/></text:span><text:span text:style-name="T4"> پتھر کے کلیجے، ہو جائیں گے پانی</text:span></text:p>
              </table:table-cell>
              <table:table-cell table:style-name="ce7">
                <text:p text:style-name="P6"><text:span text:style-name="T5">1</text:span></text:p>
              </table:table-cell>
              <table:table-cell>
                <text:p text:style-name="P3"><text:span text:style-name="T3">Hai is ki jawani, Shabbar ki jawani</text:span><text:span text:style-name="T3"><text:line-break/></text:span><text:span text:style-name="T3">Pathhar ke kaleje, ho jayenge pani</text:span></text:p>
              </table:table-cell>
              <table:table-cell>
                <text:p text:style-name="P3"><text:span text:style-name="T3">Allah ka deen bachane,</text:span><text:span text:style-name="T3"><text:line-break/></text:span><text:span text:style-name="T3">Aaya hai ran mein nibhane, baba ka wada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ہے اِس کی رگون میں، خونِ <text:s/>ابو طالب</text:span><text:span text:style-name="T4"><text:line-break/></text:span><text:span text:style-name="T4"> یہ شیر رہے گا، ہر ایک پے غالب</text:span></text:p>
              </table:table-cell>
              <table:table-cell table:style-name="ce7">
                <text:p text:style-name="P6"><text:span text:style-name="T5">2</text:span></text:p>
              </table:table-cell>
              <table:table-cell>
                <text:p text:style-name="P3"><text:span text:style-name="T3">Hai is ki ragon mein khun-e-Abutalib</text:span><text:span text:style-name="T3"><text:line-break/></text:span><text:span text:style-name="T3">Ye sher rahega har ek pe ghalib 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بنا رات کو دلہہ، گیا صبح کو مارا</text:span><text:span text:style-name="T4"><text:line-break/></text:span><text:span text:style-name="T4"> حسنین کا پیارا، فروا کا دلارا</text:span></text:p>
              </table:table-cell>
              <table:table-cell table:style-name="ce7">
                <text:p text:style-name="P6"><text:span text:style-name="T5">3</text:span></text:p>
              </table:table-cell>
              <table:table-cell>
                <text:p text:style-name="P3"><text:span text:style-name="T3">Bana raat ko dulha, gaya subha ko maara</text:span><text:span text:style-name="T3"><text:line-break/></text:span><text:span text:style-name="T3">Hasnain ka pyara, farwa ka dular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بہنوں کی دعا کا، ہے سر پر سایا</text:span><text:span text:style-name="T4"><text:line-break/></text:span><text:span text:style-name="T4"> یہ فوج ِ عدو کا، کر دے گا صفایا</text:span></text:p>
              </table:table-cell>
              <table:table-cell table:style-name="ce7">
                <text:p text:style-name="P6"><text:span text:style-name="T5">4</text:span></text:p>
              </table:table-cell>
              <table:table-cell>
                <text:p text:style-name="P3"><text:span text:style-name="T3">Behno ki dua ka, hai sar per saaya</text:span><text:span text:style-name="T3"><text:line-break/></text:span><text:span text:style-name="T3">Yeh fauj-e-adu ka, kar dega safay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پوتا ہے علی کا، بیٹا ہے حسن کا</text:span><text:span text:style-name="T4"><text:line-break/></text:span><text:span text:style-name="T4"> اور خاکِ شفاء ہے ،نام اِس کے کفن کا</text:span></text:p>
              </table:table-cell>
              <table:table-cell table:style-name="ce7">
                <text:p text:style-name="P6"><text:span text:style-name="T5">5</text:span></text:p>
              </table:table-cell>
              <table:table-cell>
                <text:p text:style-name="P3"><text:span text:style-name="T3">Pota hai Ali ka, beta hai Hasan ka</text:span><text:span text:style-name="T3"><text:line-break/></text:span><text:span text:style-name="T3">Aur khaak-e-shifa hai, naam is ke kafan k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رنگین بنا دی، تصویر وفا کی</text:span><text:span text:style-name="T4"><text:line-break/></text:span><text:span text:style-name="T4"> ہاتھوں پر لگا کر، خود خون کی مہندی</text:span></text:p>
              </table:table-cell>
              <table:table-cell table:style-name="ce7">
                <text:p text:style-name="P6"><text:span text:style-name="T5">6</text:span></text:p>
              </table:table-cell>
              <table:table-cell>
                <text:p text:style-name="P3"><text:span text:style-name="T3">Rangeen bana di, tasweer wafa ki</text:span><text:span text:style-name="T3"><text:line-break/></text:span><text:span text:style-name="T3">Hathon per laga kar, khud khoon ki mehendi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یون دشتِ بلا میں، برپا ہوئی شادی</text:span><text:span text:style-name="T4"><text:line-break/></text:span><text:span text:style-name="T4"> دلہہ بھی پیاسا ،بارات بھی پیاسی</text:span></text:p>
              </table:table-cell>
              <table:table-cell table:style-name="ce7">
                <text:p text:style-name="P6"><text:span text:style-name="T5">7</text:span></text:p>
              </table:table-cell>
              <table:table-cell>
                <text:p text:style-name="P3"><text:span text:style-name="T3">Yun dasht-e-bala mein, barpa huyi shadi</text:span><text:span text:style-name="T3"><text:line-break/></text:span><text:span text:style-name="T3">Dulha bhi pyaasa. baraat bhi pyaasi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  <table:table-row table:style-name="ro1" table:default-cell-style-name="ce4">
              <table:table-cell table:style-name="ce5">
                <text:p text:style-name="P4"><text:span text:style-name="T4">اللہ کا دین بچانے،</text:span><text:span text:style-name="T4"><text:line-break/></text:span><text:span text:style-name="T4">آیا ہے رن میں نبھانے ،بابا کا وعدہ</text:span><text:span text:style-name="T4"><text:line-break/></text:span><text:span text:style-name="T4">قاسم شہزادہ</text:span></text:p>
              </table:table-cell>
              <table:table-cell table:style-name="ce6">
                <text:p text:style-name="P5"><text:span text:style-name="T4">جان دے کر گوہر، اسلام بچایا</text:span><text:span text:style-name="T4"><text:line-break/></text:span><text:span text:style-name="T4"> بیٹے نے حسن کے، وعدے کو نبھایا</text:span></text:p>
              </table:table-cell>
              <table:table-cell table:style-name="ce7">
                <text:p text:style-name="P6"><text:span text:style-name="T5">8</text:span></text:p>
              </table:table-cell>
              <table:table-cell>
                <text:p text:style-name="P3"><text:span text:style-name="T3">Jaan dekar Gauhar, islam bachaya</text:span><text:span text:style-name="T3"><text:line-break/></text:span><text:span text:style-name="T3">Bete ne Hasan ke, waade ko nibhaya</text:span></text:p>
              </table:table-cell>
              <table:table-cell>
                <text:p text:style-name="P3"><text:span text:style-name="T3">Allah ka deen bachane, </text:span><text:span text:style-name="T3"><text:line-break/></text:span><text:span text:style-name="T3">Aaya hai ran mein nibhane, baba ka wada </text:span><text:span text:style-name="T3"><text:line-break/></text:span><text:span text:style-name="T3">Qasim Shehza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79.87cm" fo:page-height="256.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8:55.420064900</dc:date>
    <meta:editing-duration>PT47M7S</meta:editing-duration>
    <meta:editing-cycles>14</meta:editing-cycles>
    <meta:generator>LibreOffice/25.2.4.3$Windows_X86_64 LibreOffice_project/33e196637044ead23f5c3226cde09b47731f7e27</meta:generator>
    <meta:document-statistic meta:object-count="1"/>
  </office:meta>
</office:document-meta>
</file>